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solid" draw:stroke-dash="Ultrafine_20_Dashed" svg:stroke-width="0.051cm" svg:stroke-color="#000000" draw:marker-end="Arrow" draw:marker-end-width="0.153cm" draw:fill="none" draw:fill-color="#ffffff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solid" draw:stroke-dash="Ultrafine_20_Dashed" svg:stroke-width="0.051cm" svg:stroke-color="#000000" draw:marker-end="Arrow" draw:marker-end-width="0.153cm" draw:fill="none" draw:fill-color="#ffffff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0000ff" draw:marker-end="Arrow" draw:marker-end-width="0.153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Fine_20_Dashed" svg:stroke-width="0.102cm" svg:stroke-color="#808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stroke="solid" draw:stroke-dash="Fine_20_Dashed" svg:stroke-width="0.051cm" svg:stroke-color="#000000" draw:marker-end="Arrow" draw:marker-end-width="0.153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921cm" svg:height="1.397cm" svg:x="5.269cm" svg:y="8.76cm">
          <text:p text:style-name="P1">O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921cm" svg:height="1.397cm" svg:x="5.314cm" svg:y="2.676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921cm" svg:height="1.397cm" svg:x="5.3cm" svg:y="5.667cm"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73cm" svg:y1="8.76cm" svg:x2="6.761cm" svg:y2="7.064cm" draw:start-shape="id1" draw:start-glue-point="4" draw:end-shape="id2" draw:end-glue-point="8" svg:d="m6730 8760 31-1696">
          <text:p/>
        </draw:connector>
        <draw:connector draw:style-name="gr3" draw:text-style-name="P1" draw:layer="layout" draw:type="line" svg:x1="6.761cm" svg:y1="5.667cm" svg:x2="6.775cm" svg:y2="4.073cm" draw:start-shape="id2" draw:start-glue-point="4" draw:end-shape="id3" draw:end-glue-point="8" svg:d="m6761 5667 14-1594">
          <text:p text:style-name="P1"><text:s text:c="7"/>top</text:p>
        </draw:connector>
        <draw:custom-shape draw:style-name="gr1" draw:text-style-name="P1" draw:layer="layout" svg:width="2.921cm" svg:height="1.397cm" svg:x="12.712cm" svg:y="2.674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921cm" svg:height="1.397cm" svg:x="16.129cm" svg:y="5.658cm"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7.59cm" svg:y1="5.658cm" svg:x2="17.571cm" svg:y2="4.07cm" draw:start-shape="id4" draw:start-glue-point="4" draw:end-shape="id5" svg:d="m17590 5658-19-1588">
          <text:p text:style-name="P1"><text:s text:c="7"/>top</text:p>
        </draw:connector>
        <draw:custom-shape draw:style-name="gr1" draw:text-style-name="P1" xml:id="id6" draw:id="id6" draw:layer="layout" svg:width="2.921cm" svg:height="1.397cm" svg:x="5.272cm" svg:y="11.535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3cm" svg:y1="10.157cm" svg:x2="6.733cm" svg:y2="11.535cm" draw:start-shape="id1" draw:start-glue-point="8" draw:end-shape="id6" draw:end-glue-point="4" svg:d="m6730 10157 3 1378">
          <text:p text:style-name="P1">x <text:s text:c="2"/></text:p>
        </draw:connector>
        <draw:line draw:style-name="gr4" draw:text-style-name="P1" draw:layer="layout" svg:x1="8.583cm" svg:y1="6.352cm" svg:x2="15.748cm" svg:y2="6.352cm">
          <text:p/>
        </draw:line>
        <draw:line draw:style-name="gr4" draw:text-style-name="P1" draw:layer="layout" svg:x1="8.255cm" svg:y1="11.684cm" svg:x2="16.129cm" svg:y2="3.937cm">
          <text:p/>
        </draw:line>
        <draw:frame draw:style-name="gr5" draw:text-style-name="P2" draw:layer="layout" svg:width="2.195cm" svg:height="1.245cm" svg:x="5.715cm" svg:y="0.533cm">
          <draw:text-box>
            <text:p><text:span text:style-name="T1">LHS</text:span></text:p>
          </draw:text-box>
        </draw:frame>
        <draw:frame draw:style-name="gr5" draw:text-style-name="P2" draw:layer="layout" svg:width="2.334cm" svg:height="1.245cm" svg:x="13.033cm" svg:y="0.533cm">
          <draw:text-box>
            <text:p><text:span text:style-name="T1">RHS</text:span></text:p>
          </draw:text-box>
        </draw:frame>
        <draw:line draw:style-name="gr6" draw:text-style-name="P3" draw:layer="layout" svg:x1="10.414cm" svg:y1="0.381cm" svg:x2="10.414cm" svg:y2="12.954cm">
          <text:p/>
        </draw:line>
        <draw:connector draw:style-name="gr7" draw:text-style-name="P4" draw:layer="layout" draw:type="curve" svg:x1="5.269cm" svg:y1="9.459cm" svg:x2="5.314cm" svg:y2="3.375cm" draw:start-shape="id1" draw:start-glue-point="6" draw:end-shape="id3" draw:end-glue-point="6" svg:d="m5269 9459c-753 0-775-6084 45-6084">
          <text:p text:style-name="P1"><text:span text:style-name="T2">t <text:s text:c="7"/></text:span></text:p>
        </draw:connector>
        <draw:custom-shape draw:style-name="gr1" draw:text-style-name="P1" xml:id="id5" draw:id="id5" draw:layer="layout" svg:width="2.921cm" svg:height="1.397cm" svg:x="16.111cm" svg:y="2.67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558cm" svg:y1="3.375cm" svg:x2="12.446cm" svg:y2="3.3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449cm" fo:page-height="15.8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2-25T16:54:17</dc:date>
    <dc:creator>damien zufferey</dc:creator>
    <meta:generator>LibreOffice/3.5$Linux_X86_64 LibreOffice_project/350m1$Build-2</meta:generator>
    <meta:editing-duration>P0D</meta:editing-duration>
    <meta:editing-cycles>1</meta:editing-cycles>
    <meta:document-statistic meta:object-count="18"/>
  </office:meta>
</office:document-meta>
</file>